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7">
      <style:text-properties fo:color="#ff0000"/>
    </style:style>
    <style:style style:name="P13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ažetak rada “Indexing compressed text” (Ferragina i Manzini)</text:h>
      <text:p text:style-name="P3"/>
      <text:list xml:id="list43828276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1479638746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984009487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179148385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159977892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461867065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854878063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333143995" text:style-name="L7">
        <text:list-item>
          <text:list>
            <text:list-item>
              <text:list>
                <text:list-item>
                  <text:p text:style-name="P12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003792451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332544622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468821619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20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<text:line-break/></text:span><text:span text:style-name="T21">U čvorovima pamtimo početne pozicij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20">R</text:span><text:span text:style-name="T3"> prefix → to napravimo lako jer nam tu akciju nudi struktura Opp</text:span></text:p>
                        </text:list-item>
                        <text:list-item>
                          <text:p text:style-name="P21"><text:span text:style-name="T3">kad nađemo retke u matrici, treba ih povezati sa odgovarajućim riječima T</text:span><text:span text:style-name="T14">i</text:span><text:span text:style-name="T3">: to radimo tako da unaprijed za te riječi zapamtimo koji su njihovi retci u matrici, to spremimo u neki array R[1,d] (doznamo retke koristeći Opp koji pitamo za retke koji počinju sa $T</text:span><text:span text:style-name="T14">i</text:span><text:span text:style-name="T20">R</text:span><text:span text:style-name="T3">$ (za prvu riječ: $T</text:span><text:span text:style-name="T14">1</text:span><text:span text:style-name="T20">R</text:span><text:span text:style-name="T3">#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</text:span><text:span text:style-name="T7">(kako efikasno pamtiti pokazivače na djecu?)</text:span><text:span text:style-name="T3">, array R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20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8">napravi Opp(T</text:span><text:span text:style-name="T14">$</text:span><text:span text:style-name="T20">R</text:span><text:span text:style-name="T18">) i Opp(T)</text:span></text:p>
                    </text:list-item>
                    <text:list-item>
                      <text:p text:style-name="P24"><text:span text:style-name="T3">pitaj Opp za $T</text:span><text:span text:style-name="T13">i</text:span><text:span text:style-name="T19">R</text:span><text:span text:style-name="T3">$ za i el. {1..d} (dakle postavit ćemo d upita), spremi dobivene brojeve redaka u array R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<text:soft-page-break/>pitaj Opp za $P<text:span text:style-name="T19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3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07T23:24:37</dc:date>
    <dc:creator>Martin </dc:creator>
    <meta:editing-duration>PT12H40M30S</meta:editing-duration>
    <meta:editing-cycles>157</meta:editing-cycles>
    <meta:document-statistic meta:table-count="0" meta:image-count="0" meta:object-count="0" meta:page-count="4" meta:paragraph-count="88" meta:word-count="1015" meta:character-count="5808"/>
  </office:meta>
</office:document-meta>
</file>